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officeooo:rsid="0022d73b" officeooo:paragraph-rsid="0022d73b" style:font-weight-asian="normal" style:font-weight-complex="normal"/>
    </style:style>
    <style:style style:name="P3" style:family="paragraph" style:parent-style-name="Standard">
      <style:text-properties fo:font-weight="normal" officeooo:rsid="0026d5e2" officeooo:paragraph-rsid="0028ddaa" style:font-weight-asian="normal" style:font-weight-complex="normal"/>
    </style:style>
    <style:style style:name="P4" style:family="paragraph" style:parent-style-name="Standard" style:list-style-name="L1"/>
    <style:style style:name="P5" style:family="paragraph" style:parent-style-name="Standard" style:list-style-name="L1">
      <style:paragraph-properties fo:text-align="center" style:justify-single-word="false"/>
      <style:text-properties fo:font-size="18pt" style:font-size-asian="18pt" style:font-size-complex="18pt"/>
    </style:style>
    <style:style style:name="P6" style:family="paragraph" style:parent-style-name="Standard" style:list-style-name="L1">
      <style:paragraph-properties fo:text-align="center" style:justify-single-word="false" fo:break-before="page"/>
      <style:text-properties fo:font-size="18pt" style:font-size-asian="18pt" style:font-size-complex="18pt"/>
    </style:style>
    <style:style style:name="P7" style:family="paragraph" style:parent-style-name="Standard">
      <style:text-properties officeooo:rsid="001373ca"/>
    </style:style>
    <style:style style:name="P8" style:family="paragraph" style:parent-style-name="Standard">
      <style:paragraph-properties fo:break-before="page"/>
      <style:text-properties officeooo:rsid="001373ca"/>
    </style:style>
    <style:style style:name="P9" style:family="paragraph" style:parent-style-name="Standard" style:list-style-name="L2">
      <style:text-properties fo:font-weight="bold" officeooo:rsid="00367a15" officeooo:paragraph-rsid="00367a15" style:font-weight-asian="bold" style:font-weight-complex="bold"/>
    </style:style>
    <style:style style:name="P10" style:family="paragraph" style:parent-style-name="Standard" style:list-style-name="L2">
      <style:paragraph-properties fo:break-before="page"/>
      <style:text-properties fo:font-weight="bold" officeooo:rsid="00367a15" officeooo:paragraph-rsid="0049d6af" style:font-weight-asian="bold"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list-style-name="">
      <style:paragraph-properties fo:break-before="page"/>
      <style:text-properties fo:font-weight="bold" officeooo:rsid="004ac0d0" officeooo:paragraph-rsid="004ac0d0" style:font-weight-asian="bold" style:font-weight-complex="bold"/>
    </style:style>
    <style:style style:name="P13" style:family="paragraph" style:parent-style-name="Standard" style:list-style-name="">
      <style:text-properties fo:font-weight="bold" officeooo:rsid="004ac0d0" officeooo:paragraph-rsid="004ac0d0" style:font-weight-asian="bold" style:font-weight-complex="bold"/>
    </style:style>
    <style:style style:name="P14" style:family="paragraph" style:parent-style-name="Standard" style:list-style-name="L4">
      <style:text-properties fo:font-weight="bold" officeooo:rsid="004bd372" officeooo:paragraph-rsid="004bd372" style:font-weight-asian="bold" style:font-weight-complex="bold"/>
    </style:style>
    <style:style style:name="P15" style:family="paragraph" style:parent-style-name="Standard" style:list-style-name="L4">
      <style:text-properties fo:font-weight="bold" officeooo:rsid="004c2c31" officeooo:paragraph-rsid="004ea9e9" style:font-weight-asian="bold" style:font-weight-complex="bold"/>
    </style:style>
    <style:style style:name="P16" style:family="paragraph" style:parent-style-name="Standard" style:list-style-name="L4">
      <style:text-properties fo:font-weight="normal" officeooo:rsid="004ac0d0" officeooo:paragraph-rsid="004e02ec" style:font-weight-asian="normal" style:font-weight-complex="normal"/>
    </style:style>
    <style:style style:name="P17" style:family="paragraph" style:parent-style-name="Standard" style:list-style-name="L4">
      <style:text-properties fo:font-weight="normal" officeooo:rsid="004ac0d0" officeooo:paragraph-rsid="004fd758" style:font-weight-asian="normal" style:font-weight-complex="normal"/>
    </style:style>
    <style:style style:name="P18" style:family="paragraph" style:parent-style-name="Standard" style:list-style-name="L4">
      <style:text-properties fo:font-weight="normal" officeooo:rsid="004b6a10" officeooo:paragraph-rsid="004b6a10" style:font-weight-asian="normal" style:font-weight-complex="normal"/>
    </style:style>
    <style:style style:name="P19" style:family="paragraph" style:parent-style-name="Standard" style:list-style-name="L4">
      <style:text-properties fo:font-weight="normal" officeooo:rsid="004bd372" officeooo:paragraph-rsid="004bd372" style:font-weight-asian="normal" style:font-weight-complex="normal"/>
    </style:style>
    <style:style style:name="P20" style:family="paragraph" style:parent-style-name="Standard" style:list-style-name="L4">
      <style:text-properties fo:font-weight="normal" officeooo:rsid="004c2c31" officeooo:paragraph-rsid="004c2c31" style:font-weight-asian="normal" style:font-weight-complex="normal"/>
    </style:style>
    <style:style style:name="P21" style:family="paragraph" style:parent-style-name="Standard" style:list-style-name="L4">
      <style:text-properties fo:font-weight="normal" officeooo:rsid="004c2c31" officeooo:paragraph-rsid="004ea9e9" style:font-weight-asian="normal" style:font-weight-complex="normal"/>
    </style:style>
    <style:style style:name="P22" style:family="paragraph" style:parent-style-name="Standard">
      <style:text-properties fo:font-weight="normal" officeooo:rsid="004c2c31" officeooo:paragraph-rsid="004c2c31" style:font-weight-asian="normal" style:font-weight-complex="normal"/>
    </style:style>
    <style:style style:name="P23" style:family="paragraph" style:parent-style-name="Standard" style:list-style-name="L4">
      <style:text-properties fo:font-weight="normal" officeooo:rsid="004e02ec" officeooo:paragraph-rsid="004fd758" style:font-weight-asian="normal" style:font-weight-complex="normal"/>
    </style:style>
    <style:style style:name="P24" style:family="paragraph" style:parent-style-name="Standard" style:list-style-name="L4">
      <style:text-properties fo:font-weight="normal" officeooo:rsid="004fd758" officeooo:paragraph-rsid="004fd758" style:font-weight-asian="normal" style:font-weight-complex="normal"/>
    </style:style>
    <style:style style:name="P25" style:family="paragraph" style:parent-style-name="Standard">
      <style:text-properties fo:font-weight="normal" officeooo:rsid="004fd758" officeooo:paragraph-rsid="004fd758" style:font-weight-asian="normal" style:font-weight-complex="normal"/>
    </style:style>
    <style:style style:name="P26" style:family="paragraph" style:parent-style-name="Standard" style:list-style-name="L3">
      <style:text-properties fo:font-style="normal" fo:font-weight="normal" officeooo:rsid="0041478b" officeooo:paragraph-rsid="0041478b" style:font-style-asian="normal" style:font-weight-asian="normal" style:font-style-complex="normal" style:font-weight-complex="normal"/>
    </style:style>
    <style:style style:name="P27" style:family="paragraph" style:parent-style-name="Standard" style:list-style-name="L3">
      <style:text-properties fo:font-style="normal" fo:font-weight="normal" officeooo:rsid="00422af8" officeooo:paragraph-rsid="00422af8" style:font-style-asian="normal" style:font-weight-asian="normal" style:font-style-complex="normal" style:font-weight-complex="normal"/>
    </style:style>
    <style:style style:name="P28" style:family="paragraph" style:parent-style-name="Standard" style:list-style-name="L3">
      <style:text-properties fo:font-style="normal" fo:font-weight="normal" officeooo:rsid="00441dda" officeooo:paragraph-rsid="0044f54c" style:font-style-asian="normal" style:font-weight-asian="normal" style:font-style-complex="normal" style:font-weight-complex="normal"/>
    </style:style>
    <style:style style:name="P29" style:family="paragraph" style:parent-style-name="Standard" style:list-style-name="L3">
      <style:text-properties fo:font-style="normal" fo:font-weight="normal" officeooo:rsid="0044f54c" officeooo:paragraph-rsid="0044f54c" style:font-style-asian="normal" style:font-weight-asian="normal" style:font-style-complex="normal" style:font-weight-complex="normal"/>
    </style:style>
    <style:style style:name="P30" style:family="paragraph" style:parent-style-name="Standard">
      <style:text-properties fo:font-style="normal" fo:font-weight="normal" officeooo:rsid="0044f54c" officeooo:paragraph-rsid="0044f54c" style:font-style-asian="normal" style:font-weight-asian="normal" style:font-style-complex="normal" style:font-weight-complex="normal"/>
    </style:style>
    <style:style style:name="P31" style:family="paragraph" style:parent-style-name="Standard" style:list-style-name="L3">
      <style:text-properties fo:font-style="normal" fo:font-weight="normal" officeooo:rsid="00452b38" officeooo:paragraph-rsid="0046e8c9" style:font-style-asian="normal" style:font-weight-asian="normal" style:font-style-complex="normal" style:font-weight-complex="normal"/>
    </style:style>
    <style:style style:name="P32" style:family="paragraph" style:parent-style-name="Standard" style:list-style-name="L3">
      <style:text-properties fo:font-style="normal" fo:font-weight="normal" officeooo:rsid="0047f7b6" officeooo:paragraph-rsid="0049d6af" style:font-style-asian="normal" style:font-weight-asian="normal" style:font-style-complex="normal" style:font-weight-complex="normal"/>
    </style:style>
    <style:style style:name="P33" style:family="paragraph" style:parent-style-name="Standard">
      <style:text-properties officeooo:rsid="0022d73b" officeooo:paragraph-rsid="0022d73b"/>
    </style:style>
    <style:style style:name="T1" style:family="text">
      <style:text-properties fo:font-style="italic" style:font-style-asian="italic" style:font-style-complex="italic"/>
    </style:style>
    <style:style style:name="T2" style:family="text">
      <style:text-properties fo:font-style="italic" officeooo:rsid="0017ccc3" style:font-style-asian="italic" style:font-style-complex="italic"/>
    </style:style>
    <style:style style:name="T3" style:family="text">
      <style:text-properties fo:font-style="italic" officeooo:rsid="0018c458" style:font-style-asian="italic" style:font-style-complex="italic"/>
    </style:style>
    <style:style style:name="T4" style:family="text">
      <style:text-properties fo:font-style="italic" officeooo:rsid="001a47b9" style:font-style-asian="italic" style:font-style-complex="italic"/>
    </style:style>
    <style:style style:name="T5" style:family="text">
      <style:text-properties fo:font-style="italic" officeooo:rsid="0046e8c9" style:font-style-asian="italic" style:font-style-complex="italic"/>
    </style:style>
    <style:style style:name="T6" style:family="text">
      <style:text-properties fo:font-style="italic" officeooo:rsid="004fe260" style:font-style-asian="italic" style:font-style-complex="italic"/>
    </style:style>
    <style:style style:name="T7" style:family="text">
      <style:text-properties fo:font-style="italic" fo:font-weight="normal" officeooo:rsid="0028ddaa" style:font-style-asian="italic" style:font-weight-asian="normal" style:font-style-complex="italic" style:font-weight-complex="normal"/>
    </style:style>
    <style:style style:name="T8" style:family="text">
      <style:text-properties fo:font-style="italic" fo:font-weight="normal" officeooo:rsid="00299194" style:font-style-asian="italic" style:font-weight-asian="normal" style:font-style-complex="italic" style:font-weight-complex="normal"/>
    </style:style>
    <style:style style:name="T9" style:family="text">
      <style:text-properties fo:font-style="italic" fo:font-weight="normal" officeooo:rsid="002d3463"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17ccc3" style:font-style-asian="normal" style:font-style-complex="normal"/>
    </style:style>
    <style:style style:name="T12" style:family="text">
      <style:text-properties fo:font-style="normal" officeooo:rsid="00183306" style:font-style-asian="normal" style:font-style-complex="normal"/>
    </style:style>
    <style:style style:name="T13" style:family="text">
      <style:text-properties fo:font-style="normal" officeooo:rsid="0018c458" style:font-style-asian="normal" style:font-style-complex="normal"/>
    </style:style>
    <style:style style:name="T14" style:family="text">
      <style:text-properties fo:font-style="normal" officeooo:rsid="001a47b9" style:font-style-asian="normal" style:font-style-complex="normal"/>
    </style:style>
    <style:style style:name="T15" style:family="text">
      <style:text-properties fo:font-style="normal" officeooo:rsid="002eabe9" style:font-style-asian="normal" style:font-style-complex="normal"/>
    </style:style>
    <style:style style:name="T16" style:family="text">
      <style:text-properties fo:font-style="normal" officeooo:rsid="004ac0d0" style:font-style-asian="normal" style:font-style-complex="normal"/>
    </style:style>
    <style:style style:name="T17" style:family="text">
      <style:text-properties fo:font-style="normal" officeooo:rsid="004b6a10" style:font-style-asian="normal" style:font-style-complex="normal"/>
    </style:style>
    <style:style style:name="T18" style:family="text">
      <style:text-properties fo:font-style="normal" officeooo:rsid="004e02ec" style:font-style-asian="normal" style:font-style-complex="normal"/>
    </style:style>
    <style:style style:name="T19" style:family="text">
      <style:text-properties fo:font-style="normal" officeooo:rsid="004ea9e9" style:font-style-asian="normal" style:font-style-complex="normal"/>
    </style:style>
    <style:style style:name="T20" style:family="text">
      <style:text-properties fo:font-style="normal" officeooo:rsid="004fd758" style:font-style-asian="normal" style:font-style-complex="normal"/>
    </style:style>
    <style:style style:name="T21" style:family="text">
      <style:text-properties fo:font-style="normal" officeooo:rsid="004fe260" style:font-style-asian="normal" style:font-style-complex="normal"/>
    </style:style>
    <style:style style:name="T22" style:family="text">
      <style:text-properties fo:font-style="normal" fo:font-weight="normal" officeooo:rsid="0028ddaa" style:font-style-asian="normal" style:font-weight-asian="normal" style:font-style-complex="normal" style:font-weight-complex="normal"/>
    </style:style>
    <style:style style:name="T23" style:family="text">
      <style:text-properties fo:font-style="normal" fo:font-weight="normal" officeooo:rsid="002f11f6" style:font-style-asian="normal" style:font-weight-asian="normal" style:font-style-complex="normal" style:font-weight-complex="normal"/>
    </style:style>
    <style:style style:name="T24" style:family="text">
      <style:text-properties fo:font-style="normal" fo:font-weight="normal" officeooo:rsid="00299194" style:font-style-asian="normal" style:font-weight-asian="normal" style:font-style-complex="normal" style:font-weight-complex="normal"/>
    </style:style>
    <style:style style:name="T25" style:family="text">
      <style:text-properties fo:font-style="normal" fo:font-weight="normal" officeooo:rsid="002d3463" style:font-style-asian="normal" style:font-weight-asian="normal" style:font-style-complex="normal" style:font-weight-complex="normal"/>
    </style:style>
    <style:style style:name="T26" style:family="text">
      <style:text-properties fo:font-style="normal" fo:font-weight="normal" officeooo:rsid="002eabe9"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officeooo:rsid="004ea9e9" style:font-style-asian="normal" style:font-weight-asian="bold" style:font-style-complex="normal" style:font-weight-complex="bold"/>
    </style:style>
    <style:style style:name="T29" style:family="text">
      <style:text-properties fo:font-style="normal" fo:font-weight="bold" officeooo:rsid="004fd758" style:font-style-asian="normal" style:font-weight-asian="bold" style:font-style-complex="normal" style:font-weight-complex="bold"/>
    </style:style>
    <style:style style:name="T30" style:family="text">
      <style:text-properties fo:font-style="normal" fo:font-weight="bold" officeooo:rsid="004b6a10" style:font-style-asian="normal" style:font-weight-asian="bold" style:font-style-complex="normal" style:font-weight-complex="bold"/>
    </style:style>
    <style:style style:name="T31" style:family="text">
      <style:text-properties officeooo:rsid="000d78af"/>
    </style:style>
    <style:style style:name="T32" style:family="text">
      <style:text-properties officeooo:rsid="000d9621"/>
    </style:style>
    <style:style style:name="T33" style:family="text">
      <style:text-properties officeooo:rsid="0010e102"/>
    </style:style>
    <style:style style:name="T34" style:family="text">
      <style:text-properties officeooo:rsid="0014e9bb"/>
    </style:style>
    <style:style style:name="T35" style:family="text">
      <style:text-properties officeooo:rsid="00169f1e"/>
    </style:style>
    <style:style style:name="T36" style:family="text">
      <style:text-properties officeooo:rsid="0017ccc3"/>
    </style:style>
    <style:style style:name="T37" style:family="text">
      <style:text-properties style:text-position="super 58%"/>
    </style:style>
    <style:style style:name="T38" style:family="text">
      <style:text-properties officeooo:rsid="00422af8"/>
    </style:style>
    <style:style style:name="T39" style:family="text">
      <style:text-properties officeooo:rsid="0043357c"/>
    </style:style>
    <style:style style:name="T40" style:family="text">
      <style:text-properties officeooo:rsid="00441dda"/>
    </style:style>
    <style:style style:name="T41" style:family="text">
      <style:text-properties officeooo:rsid="0044f54c"/>
    </style:style>
    <style:style style:name="T42" style:family="text">
      <style:text-properties officeooo:rsid="00452b38"/>
    </style:style>
    <style:style style:name="T43" style:family="text">
      <style:text-properties officeooo:rsid="0046e8c9"/>
    </style:style>
    <style:style style:name="T44" style:family="text">
      <style:text-properties officeooo:rsid="0047f7b6"/>
    </style:style>
    <style:style style:name="T45" style:family="text">
      <style:text-properties officeooo:rsid="0049d6af"/>
    </style:style>
    <style:style style:name="T46" style:family="text">
      <style:text-properties fo:font-weight="normal" style:font-weight-asian="normal" style:font-weight-complex="normal"/>
    </style:style>
    <style:style style:name="T47" style:family="text">
      <style:text-properties fo:font-weight="normal" officeooo:rsid="0028ddaa" style:font-weight-asian="normal" style:font-weight-complex="normal"/>
    </style:style>
    <style:style style:name="T48" style:family="text">
      <style:text-properties officeooo:rsid="004fe260"/>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header>
          <text:p text:style-name="P5">Zero Outline</text:p>
          <text:p text:style-name="P4"/>
        </text:list-header>
        <text:list-item>
          <text:p text:style-name="P4">INTRO TBD </text:p>
        </text:list-item>
        <text:list-item>
          <text:p text:style-name="P4">Dom sees a mage getting mugged, stops the robbers and the mage saves him from getting shot. He sees the mage use magic, but the mage tells him he’s seeing things.</text:p>
        </text:list-item>
        <text:list-item>
          <text:p text:style-name="P4">Dom becomes consumed thinking about this event, until he follows the mage and sees him use a spell to put out some lamps</text:p>
        </text:list-item>
        <text:list-item>
          <text:p text:style-name="P4">Dom runs home to think about what he saw, and slowly figures out how magic works</text:p>
        </text:list-item>
        <text:list-item>
          <text:p text:style-name="P4">Over the next couple days, he uses magic to so silly things like put out lights and light matches and stuff</text:p>
        </text:list-item>
        <text:list-item>
          <text:p text:style-name="P4">One day, he tries to use a spell and does something wrong (that thing TBD), and he accidentally summons a full-on demon into his workplace. </text:p>
        </text:list-item>
        <text:list-item>
          <text:p text:style-name="P4">The demon chases him, but he can’t run fast like he’s in a dream. <text:s/>Demon catches him, beats him, it’s really bad, and then Dom passes out.</text:p>
        </text:list-item>
        <text:list-item>
          <text:p text:style-name="P4">He wakes up in Jed’s house, and Jed tells him that he got a lot of people killed and accuses him of doing it on purpose. <text:s/>Dom convinces him as best he can that he didn’t after a bit of magic nonesense that scares the shit out of Dom</text:p>
        </text:list-item>
        <text:list-item>
          <text:p text:style-name="P4">Dom learns that, although he’s <text:span text:style-name="T1">super </text:span><text:span text:style-name="T10">done with magic after getting beaten to death nearly, he’s going to have to learn at least a little bit of magic for his safety and others</text:span></text:p>
        </text:list-item>
        <text:list-item>
          <text:p text:style-name="P4">Dom learns the ABCs of magic from Jed. <text:s/>About The Power and The Dream.</text:p>
        </text:list-item>
        <text:list-item>
          <text:p text:style-name="P4">Dom’s out of work (probably why this whole thing got started), and Jed says good! You can come work with me! <text:s/>You start Tuesday!</text:p>
        </text:list-item>
        <text:list-item>
          <text:p text:style-name="P4">Dom shows up to the address only to learn that Jed runs a diner out of a defunct cable car. <text:s/>Dom works a long shift at the diner and, there, he learns about the customers and makes the first steps toward learning Jed’s philosophy of magic. <text:s/>Mr. Miyagi-style, yaknow</text:p>
        </text:list-item>
        <text:list-item>
          <text:p text:style-name="P4">Dom asks Jed why he runs a diner if he can use magic, and Jed just answers simply that he likes the work. <text:s/>Dom thinks he’s being evasive, but Jed’s serious.</text:p>
        </text:list-item>
        <text:list-item>
          <text:p text:style-name="P4">On his way home, Dom runs across a demon and then witnesses a mage attack it. <text:s/>A battle ensues and the mage kills the demon. <text:s/>When the demon is dying, it manages to catch Dom and he gets into a bad situation.</text:p>
        </text:list-item>
        <text:list-item>
          <text:p text:style-name="P4">Yunjin, the mage, saves him from the demon and the meet for the first time. <text:s/>Step one here on the romance track.</text:p>
        </text:list-item>
        <text:list-item>
          <text:p text:style-name="P4">Dom wakes up the next morning at Jed’s and they’re prepping to go the the park. <text:s/>On the way there, Jed teaches him about the Magocracy, and takls to him about the demon that died last night. <text:s/>He explains how Mages make money – hunting demons, and ruling the city from the shadows. <text:s/>Jed suggests he do something else, and not work as a mage. Shit’s dangerous. <text:s/>They get in a fight and Jed decides to take Dom to a different part of the park to show him what fighting a demon is really like</text:p>
        </text:list-item>
        <text:list-item>
          <text:p text:style-name="P4">They go to a dark tunnel that looks abandoned, and they face a Mouther. <text:s/>Scary shit, but easy to kill. <text:s/>Jed is pretty rough with him, but teaches him how to kill the demon. <text:s/>It goes pretty well at first, but Dom messes something up.</text:p>
        </text:list-item>
        <text:list-item>
          <text:p text:style-name="P4">The mess-up is dramatic, and Dom manages to pull it out barely so that Jed can fix the situation. Dom is pissed, and Jed allows him to exorcist the demon. <text:s/>Dom storms off.</text:p>
        </text:list-item>
        <text:list-item>
          <text:p text:style-name="P4">Storming through the city, Dom gets assailed by a homeless woman in a wheelchair who says she’s dying and needs help. <text:s/>Turns out that she’s not dying, but she does need her bag fixed. Dom fixes it with magic, and she freaks out on him again. <text:s/>He’s a spy, ect ect. <text:s/>A woman appears to stop her from screaming – Yunjin. <text:s/>Oh boy.</text:p>
        </text:list-item>
        <text:list-item>
          <text:p text:style-name="P4"><text:soft-page-break/>Yunjin invites Dom into her store and they talk about like and magic and whatnot. <text:s/>Romance track step 2 here. <text:s/>Maybe here’s where Dom convinces himself that she’s flirting with him, but then finds out that she’s dating a girl. <text:s/><text:span text:style-name="T31">Yunjin invites him to </text:span><text:span text:style-name="T32">hang out with her team of Exorcists at the Tempest later that day.</text:span></text:p>
        </text:list-item>
        <text:list-item>
          <text:p text:style-name="P4">Dom returns to the Cable Car Diner and makes up with Jed. <text:s/><text:span text:style-name="T33">Jed introduces Mrs. Mary to Dom, who needs his help with something. <text:s/>Here’s another opportunity for Jed to teach Dom his ethos about the world. <text:s/>This is the grow nice flowers scene. Dom finishes his shift and leaves for the Tempest</text:span></text:p>
        </text:list-item>
        <text:list-item>
          <text:p text:style-name="P4">Dom meets the Exorcists at the Tempest. <text:s/>This is an opportunity to learn their ethos about the world. <text:s/>They’re attacked at the end of the scene</text:p>
        </text:list-item>
        <text:list-item>
          <text:p text:style-name="P4">The Exorcists are attacked by a scary man in a suit. <text:s/>Dom is the only one who doesn’t escape. Things are scary and Dom learns about some plot (but only a bit) to be evil or something. <text:s/>It’s an intense scene to escape.</text:p>
        </text:list-item>
        <text:list-item>
          <text:p text:style-name="P4">Dom is back with the Exorcists, and they talk about what happened and, eventually, figure out what’s going on enough that they put a plan together.</text:p>
        </text:list-item>
        <text:list-item>
          <text:p text:style-name="P4">Dom and Yunjin take off with Yunjin holding Dom’s hand to teleport him around. <text:s/>Yunjin x Dom romance scene here. <text:s/>Yay more progression. <text:s/>They drop him off at Jed’s diner.</text:p>
        </text:list-item>
        <text:list-item>
          <text:p text:style-name="P4">Dom finds Jed in the diner talking to Mrs. Gault. <text:s/>They’re in the middle of a magic battle thing – it’s that gaslighting magic scene with the teacup/coffee.</text:p>
        </text:list-item>
        <text:list-item>
          <text:p text:style-name="P4">Jed wins with a little help from Dom, Dom explains what’s happened from his friends, and Jed runs off to help his friends.</text:p>
        </text:list-item>
        <text:list-item>
          <text:p text:style-name="P4">There’s some collection of scenes here… probably not the Garden scene, but this is where the garden scene goes in the zero draft.</text:p>
        </text:list-item>
        <text:list-item>
          <text:p text:style-name="P4">Dom shows up to the Senate, and he gives his speech to the gathering</text:p>
        </text:list-item>
        <text:list-item>
          <text:p text:style-name="P4">The vote happens and he loses, but then pulls it out at the end with a technicallity that he learned earlier. <text:s/>Yay celebration and end story.</text:p>
        </text:list-item>
      </text:list>
      <text:p text:style-name="Standard"/>
      <text:p text:style-name="P3">30750 Wietman Road Hayward 94544</text:p>
      <text:p text:style-name="P3">Marja () Tippin</text:p>
      <text:p text:style-name="P3">13<text:span text:style-name="T37">th</text:span> at 2pm</text:p>
      <text:list text:continue-numbering="true" text:style-name="L1">
        <text:list-header>
          <text:p text:style-name="P6">First Outline</text:p>
          <text:p text:style-name="P5"/>
        </text:list-header>
      </text:list>
      <text:p text:style-name="P1">Dom learns <text:span text:style-name="T34">how to chase his dreams – and WHY HE SHOULD</text:span></text:p>
      <text:p text:style-name="P1"/>
      <text:p text:style-name="Standard"><text:tab/><text:span text:style-name="T35">Summary of the emotional arc: Dom discovers magic exists and falls in love with it. <text:s/>From there, he learns that he’ll never be able to be as good as the people who are Senators for the City of San Francisco – magic gains in power the longer you’re a mage. <text:s/>He could work for the rest of his life and never be as powerful </text:span><text:span text:style-name="T36">as them – and especially not as powerful as the Elder Gods, who’ve been alive for 400+ years at this point. <text:s/>He’s demoralized and really thinks about giving it up, since he joined up too late in his life to… really be of use to the cause of the Exorcists. <text:s/>Dom learns that he’s having trouble giving it up, but he’s in the mindset that he </text:span><text:span text:style-name="T2">should </text:span><text:span text:style-name="T11">give it up, since he doesn’t want to hold back the Exorcists </text:span><text:span text:style-name="T12">or take advantage of their kindness to teach him. <text:s/></text:span><text:span text:style-name="T13">Also, he thinks that he</text:span><text:span text:style-name="T3"> shouldn’t</text:span><text:span text:style-name="T13"> give up his job because… what? Is he going to leave his high-paying job to live with 4 roommates in the city? <text:s/>Seems unreasonable. <text:s/></text:span><text:span text:style-name="T14">His first step to unraveling this, is that someone (Jed, maybe) tells him very matter-of-factly that he</text:span><text:span text:style-name="T4"> could</text:span><text:span text:style-name="T14"> just give up his job and move in with some of the Exorcists. <text:s/>He learns that, even as a very new magician, he could just get a job that allows him to focus on learning magic. <text:s/>Part-time if he needs to – magicians to make some money even if they’re really new. <text:s/>And, if he really wanted to, there’s no problem with just taking it on as a hobby. <text:s/>Learn about spells in your free time.</text:span><text:span text:style-name="T12"> <text:s/></text:span><text:span text:style-name="T11">In the end, Dom comes to an understanding that </text:span><text:span text:style-name="T13">he </text:span><text:span text:style-name="T3">might </text:span><text:span text:style-name="T13">never become a great magician, but that it’s not really for him to say – chasing success will only guarentee failure. <text:s/>He should, instead, commit himself to the work or the journey. <text:s/>Success will come or it won’t, but </text:span><text:span text:style-name="T14">he</text:span><text:span text:style-name="T13"> can’t make it happen </text:span><text:span text:style-name="T14">any more than he can make a flower grow. <text:s/></text:span></text:p>
      <text:p text:style-name="P7"/>
      <text:p text:style-name="P8"/>
      <text:list xml:id="list3263990677" text:style-name="L2">
        <text:list-header>
          <text:p text:style-name="P9">YUNJIN’S STORY</text:p>
          <text:p text:style-name="P9"/>
        </text:list-header>
      </text:list>
      <text:p text:style-name="P33"><text:span text:style-name="T46"><text:tab/>Summary of the love story arc: </text:span><text:span text:style-name="T47">Yunjin is an addict – maybe alchohol, maybe weed, maybe pills, but nothing that makes her a zombie, she’s very functional. <text:s/>She uses it to cover up her self-hatred for not being able to focus hard on her magic work. <text:s/>She’s basically a gifted child who doesn’t really have to work very hard to get the job done, but now she’s at the point where she </text:span><text:span text:style-name="T7">needs to focus </text:span><text:span text:style-name="T22">and she just doesn’t know how. <text:s/>So she… uses some sort of drug to get her there. Dom and her click very quickly because </text:span><text:span text:style-name="T7">each of them</text:span><text:span text:style-name="T22"> think</text:span><text:span text:style-name="T23">s</text:span><text:span text:style-name="T22"> that the other absolutely has it together. <text:s/>Dom is very successful at his job, he’s super smart and confident and he can achieve whatever he puts his mind to seemingly. <text:s/></text:span><text:span text:style-name="T24">Yunjin is a firebrand, she takes what she wants and doesn’t apologize, she’s an absolute prodigy at spellwork, and she’s close to making a living of her magic – every thing Dom wants to be. <text:s/>In reality, Dom </text:span><text:span text:style-name="T8">is </text:span><text:span text:style-name="T24">very confident, but only because he doesn’t really care about his job. <text:s/>He has no </text:span><text:span text:style-name="T8">ego </text:span><text:span text:style-name="T24">at stake if he fails </text:span><text:span text:style-name="T25">but, suddenly, with magic he cares </text:span><text:span text:style-name="T9">a lot </text:span><text:span text:style-name="T25">about being good at it and so suffers when he isn’t instantly good. <text:s/>Yunjin in reality</text:span><text:span text:style-name="T9"> is</text:span><text:span text:style-name="T25"> a prodigy at magic, but she’s dealing with a lot of self-hatred/depression because she can’t bring herself to focus on her spellwork now that it’s actually getting to the point where it’s hard for her. <text:s/>Because of this, she’s become reliant on alcohol to focus – </text:span><text:span text:style-name="T26">I think it calms her racing mind and allows her to actually get down to work. <text:s/>Dom’s arc with Yunjin is that he’s trying to get into magic, but the insecurity he feels about it sort of scares her a little (mabe it’s unattractive, who knows?). <text:s/>He also ends up having a hard time expressing the insecurity to her, but she can tell. <text:s/>Yunjin’s arc with Dom is that she’s trying hard to make it as a working Magician, but the alcohol is really getting in the way of her relationship with him, who she really ends up falling in love with. <text:s/>She also knows deep down that the alcoholism is affecting her work, but she thinks she needs it </text:span><text:span text:style-name="T23">to live up to her standard she’s set for herself</text:span><text:span text:style-name="T26">. </text:span></text:p>
      <text:p text:style-name="P12"><text:span text:style-name="T15">D</text:span><text:span text:style-name="T10">om re-do story</text:span></text:p>
      <text:p text:style-name="P13"><text:span text:style-name="T10"/></text:p>
      <text:list text:style-name="L4">
        <text:list-item>
          <text:p text:style-name="P16"><text:span text:style-name="T10">Dom discovers magic on the train or something. <text:s/>He sees someone OD and a Magician does an exorcism to save the man’s life. <text:s/>Most of the people afterwards are talking about “thank god that guy had Narcan” but Dom knows that wasn’t it. <text:s/>He really saw magic. <text:s/></text:span><text:span text:style-name="T18">Dom runs the guy down and the man tries to ward him off, but eventually relents and give him his card with an address on it. <text:s/>Come by if you want to talk about what you think you saw.</text:span></text:p>
        </text:list-item>
        <text:list-item>
          <text:p text:style-name="P23"><text:span text:style-name="T18">D</text:span><text:span text:style-name="T10">om goes the address, there’s probably some mental hurdles to jump over but he gets there pretty fast, and he finds out that the address is to a diner in Nob Hill. <text:s/>The guy’s name is Jed, and he runs the place – the Cable Car Diner – and Jed is an Exorcist. <text:s/>They talk for a little bit and Jed lets him know that </text:span><text:span text:style-name="T27">anyone can learn magic</text:span><text:span text:style-name="T10">, just most people don’t have the life experience to believe it exists. <text:s/></text:span><text:span text:style-name="T19">Jed explains a little about magic, and then invites Dom to the exhibition to see all they kinds of magic there and meet the Exorcists. <text:s/></text:span><text:span text:style-name="T28">Exorcists are basically magic paramedics. <text:s/>Why not just be a paramedic?!?! <text:s/></text:span><text:span text:style-name="T17">S</text:span><text:span text:style-name="T20">omewhere in here, </text:span><text:span text:style-name="T29">Jed and Dom have a conversation that he’s happy to teach Dom exorcism</text:span><text:span text:style-name="T20">, because he doesn’t have an apprentice this ??season?? and he needs the extra help for the Parliment coming up in… 4 months? Who knows. <text:s/></text:span><text:span text:style-name="T29">He then tells Dom that he would have until after that to decide if he wanted to commit to the task or if he wanted to be a hobbyist.</text:span><text:span text:style-name="T20"> <text:s/>Jed will probably have another apprentice to teach next year, and he can’t take up a slot if he’s not going to be serious about it. </text:span></text:p>
        </text:list-item>
        <text:list-item>
          <text:p text:style-name="P17"><text:span text:style-name="T10">Dom </text:span><text:span text:style-name="T17">finds the Exorcists </text:span><text:span text:style-name="T19">at the exhibition and i</text:span><text:span text:style-name="T17">t’s everything – rituals, chanting, exorcism, all the good stuff. <text:s/>There, he really falls madly in love with the magic. <text:s/></text:span><text:span text:style-name="T29">Dom gets it, and</text:span><text:span text:style-name="T30"> decides that he’s gonna become an Exorcist.</text:span><text:span text:style-name="T17"> <text:s/>People there tell him, or he finds out that they basically make no money. <text:s/>But it’s enough to get by. <text:s/></text:span><text:span text:style-name="T29">He tells Jed that he’s in.</text:span><text:span text:style-name="T20"> Jed says he’s not going to force him. <text:s/>He won’t make sure he shows up, won’t push him to learn anything. <text:s/>What you put in is what you’ll get out. <text:s/>We open the store at 4am. </text:span></text:p>
        </text:list-item>
        <text:list-item>
          <text:p text:style-name="P18"><text:span text:style-name="T19">Jed teaches </text:span><text:span text:style-name="T10">Dom how to exorcise a demon. It’s super scary, and he feels like it completely drained him dry, and </text:span><text:span text:style-name="T27">he ends up giving up on it thinking that this was pretty good for his first try.</text:span><text:span text:style-name="T10"> <text:s/></text:span><text:span text:style-name="T19">Jed just lets him give up if he wants to. <text:s/>No pushing at all.</text:span></text:p>
        </text:list-item>
        <text:list-item>
          <text:p text:style-name="P18"><text:span text:style-name="T10">Dom tells the Exorcists that he tried that exorcism, but couldn’t do it and he gave up. <text:s/>He’s asking them for advice and, through the course of that, he discovers that it’s an almost brain-dead easy exorcism for them. <text:s/>They figure out that Dom was actually proud of it and try to take it back. <text:s/>Already done, it’s hurt him, but he tried to brush it off like it didn’t hurt.</text:span></text:p>
        </text:list-item>
        <text:list-item>
          <text:p text:style-name="P14"><text:span text:style-name="T10">Dom has another scene here that builds up resentment that he can’t do the exorcism. <text:s/>He keeps giving up and starting again. <text:s/></text:span><text:span text:style-name="T19">This is probably tied into a main plot event. <text:s/>The Parliment?</text:span></text:p>
        </text:list-item>
        <text:list-item>
          <text:p text:style-name="P19"><text:span text:style-name="T27">Dom talks to Jed about how he doesn’t think he can actually be an Exorcist</text:span><text:span text:style-name="T10">. <text:s/>He doesn’t think he has the knack for it and he just feels the frustration building up every time he can’t do it right. <text:s/>Jed laughs and tells him about the resentment that everyone feels when they’re learning magic. <text:s/>Resentment that you’re not smart enough, resentment that magic is so stupid that it works differently every time, resentment that you committed to this like a goddamn idiot, resentment for the time you wasted learning this. <text:s/>But anyone who makes it in this business had to learn that the resentment is just part of the work. <text:s/>The better you are, the earlier it comes for you, and the better friends you are with it when it comes to meet you. And just on the other side of that resentment, is gratitude. <text:s/>Gratitude about how far you’ve come, about the friends you get to work with, gratitude for the work you’re doing and the change you’re making in the world. But if you stop on the resentment part, you’ll just be left with that. <text:s/>Dom resolves to sit with his frustration and move past it.</text:span></text:p>
          <text:p text:style-name="P20"><text:span text:style-name="T27"/></text:p>
        </text:list-item>
      </text:list>
      <text:p text:style-name="P22"><text:soft-page-break/><text:span text:style-name="T27"/></text:p>
      <text:p text:style-name="P22"><text:span text:style-name="T27"/></text:p>
      <text:list text:continue-numbering="true" text:style-name="L4">
        <text:list-item>
          <text:p text:style-name="P20"><text:span text:style-name="T27">Dom feels frustration with his magic, but does manage to complete a very low-level exorcism</text:span><text:span text:style-name="T10">. <text:s/>This might be when Yunjin is experiencing withdrawal. <text:s/>He could do a sleeping exorcism or something.</text:span></text:p>
        </text:list-item>
        <text:list-item>
          <text:p text:style-name="P20"><text:span text:style-name="T10">Dom meets a very, very high powered Exorcist and </text:span><text:span text:style-name="T27">realizes that he’ll never be powerful enough to be on this guy’s level</text:span><text:span text:style-name="T10">. <text:s/>It’s some crazy magic, reality-altering shit. <text:s/>He literally could never.</text:span></text:p>
        </text:list-item>
        <text:list-item>
          <text:p text:style-name="P20"><text:span text:style-name="T10">Dom needs to tell… probably Yunjin this and Yunjin is just straight with him that he probably couldn’t be. <text:s/>He says, </text:span><text:span text:style-name="T27">“Don’t you want to be the best Yunjin?”</text:span><text:span text:style-name="T10"> and she says I think very nonchalantly probably while still chewing her food, </text:span><text:span text:style-name="T27">“No, I want to be a Ritualist. And if I get there someday, then so be it. <text:s/>And if I never do. <text:s/>So be it.”</text:span><text:span text:style-name="T10"> <text:s/>Dom doesn’t really get the idea of not trying to be the best, but he does do his best to let it sink in.</text:span></text:p>
        </text:list-item>
        <text:list-item>
          <text:p text:style-name="P15"><text:span text:style-name="T19">There feels like there needs to be a beat here, but I don’t know what it is… <text:s/></text:span><text:span text:style-name="T21">something about chewing through his desire to control the outcome of him commiting to being an Exorcist. <text:s/></text:span><text:span text:style-name="T6">Like he’s not going to commit if he isn’t sure he’s gonna be amazing at it.</text:span></text:p>
        </text:list-item>
        <text:list-item>
          <text:p text:style-name="P21"><text:span text:style-name="T28">Dom casts a full exorcism on someone who is very greatful that he did it and Dom sort of, finally gets what Yunjin is talking about. </text:span><text:span text:style-name="T19"><text:s/>Wanting to be the best is very destructive thinking, it sort of curses him with all the anguish and resentments that would only guarentee that he doesn’t make it. <text:s/>If he want to give himself a fighting chance, he needs to learn how to take joy on the people/fairies?? that he has the ability to help now. <text:s/></text:span><text:span text:style-name="T28">He needs to commit himself to the work</text:span><text:span text:style-name="T19"> – whatever comes of it is none of his business. <text:s/></text:span><text:span text:style-name="T21">This might happen at the parliament? Or something surrounding that?</text:span></text:p>
        </text:list-item>
        <text:list-item>
          <text:p text:style-name="P24"><text:span text:style-name="T19">D</text:span><text:span text:style-name="T10">om asks Jed if he can work at the diner for him. <text:s/></text:span><text:span text:style-name="T27">He’s decided that he would like to commit full-time to exorcism</text:span><text:span text:style-name="T10">. <text:s/>Jed, of course, says yes. <text:s/>I actually think this is a good place to end the story. <text:s/></text:span><text:span text:style-name="T21">This part might literally happen at the parliament event and we just let the chapter go out at the end with him asking Jed if he needs a part-timer. <text:s/>Jed says no, I would rather a full-timer. <text:s/>Your boss would understand if you needed to study. <text:s/>Probably these last two point could be combined.</text:span></text:p>
        </text:list-item>
      </text:list>
      <text:p text:style-name="P25"><text:span text:style-name="T10"/></text:p>
      <text:p text:style-name="P25"><text:span text:style-name="T10"/></text:p>
      <text:p text:style-name="P25"><text:span text:style-name="T10"/></text:p>
      <text:list text:continue-list="list3263990677" text:style-name="L2">
        <text:list-header>
          <text:p text:style-name="P10"><text:span text:style-name="T15">YUNJIN’S STORY </text:span><text:span text:style-name="T16">(Romance Subplot)</text:span></text:p>
        </text:list-header>
      </text:list>
      <text:p text:style-name="P2"><text:span text:style-name="T15"/></text:p>
      <text:list text:style-name="L3">
        <text:list-item>
          <text:p text:style-name="P26">Yunjin and Dom meet at a magic exhibition and hit it off. <text:s/>They end up hooking up back at Dom’s place. <text:s/>Dom is immediately drawn to her extreme love of ritualism, she’s into something</text:p>
        </text:list-item>
        <text:list-item>
          <text:p text:style-name="P26">The next morning, she makes some comment about how she makes mistakes when she drinks. Something innocuous that Dom doesn’t really pick up on, frankly she’s not really aware she’s got a problem. <text:s/>The sparks really fly after she calms down. <text:s/>Yunjin is really direct and knows what she wants, Dom is very open and honest with her. <text:s/>They really, really hit it off.</text:p>
        </text:list-item>
        <text:list-item>
          <text:p text:style-name="P26">Yunjin and Dom meet up for a date <text:span text:style-name="T38">and they have a great time. <text:s/>She’s just hanging out on her lunch break, and she orders a glass of wine. <text:s/>Her job is soul-sucking, trust me, it’s the only way it’s the only way I’m gonna get through the second half of this day. <text:s/>Again, Dom doesn’t really pick up on it although he might think that’s a little odd. <text:s/>Yunjin isn’t drunk, drunk. <text:s/>She’s buzzed and it seems relatively normal to him.</text:span></text:p>
        </text:list-item>
        <text:list-item>
          <text:p text:style-name="P27">Dom gets a call that Yunjin’s in the hospital. <text:s/>She had a seizure, and some guy called 911. <text:s/>He unlocked her phone to call someone and found his name. <text:s/>Somehow, it comes out that the guy knew to call him because his name had hearts next to it. <text:s/>When Dom gets to the hospital, he makes sure Yunjin’s okay and, when he’s sure she’s okay, he starts making fun of her a little bit for the hearts. <text:s/>Yunjin eventually tells him that she thinks she had a seizure because of the alcohol and that she’s gonna stop drinking. <text:s/>I hate it, but this experience was very fun, so I think I’m gonna stop. <text:s/>Dom says that’s pretty reasonable and she laughs and smiles. <text:s/>When they leave, the doctor/nurse/pharmacist/counselor makes sure she has the pills. <text:s/>And when Yunjin tries to brush them off, they make her take them and say something like “If you end up feeling sick again take these.” <text:s/>Dom just thinks these are for the seizure or a consussion, and Yunjin just confirms whatever incorrect thing he says.</text:p>
        </text:list-item>
        <text:list-item>
          <text:p text:style-name="P27">Yunjin and Dom have another date in <text:span text:style-name="T39">3</text:span> days, and she calls Dom <text:span text:style-name="T39">in the afternoon</text:span> to cancel because she’s feeling like shit. <text:s/><text:span text:style-name="T39">Dom goes to her place because he’s trying to be nice or maybe he’s worried about a concussion (whatever she lied to tell him about), and he finds her sick as a fucking dog. <text:s/>Sweaty, </text:span><text:span text:style-name="T40">fever, she can hear her heart beating in her ears. <text:s/>When Dom asks she should go the to the hospital, she lies again and says she already called them and they told her it was normal and she should sleep and drink plenty of water. <text:s/>He asks if she took the meds that doc gave her and she looks a little shifty about it, but says no. <text:s/>When he gets up to get them for her, she tries to stop him, but she’s really not in a place to do that so Dom gets them. <text:s/>He reads the meds to check the dosage and whatnot and it says on the label the name of the drug. <text:s text:c="2"/>He gives her the drugs and she says thanks and then conks out pretty fast. <text:s/>She’s sweaty, so they’re just holding hands so she can cool down. <text:s/>Dom looks up the drug to see what they’re treating and he discovers it alcohol withdrawal. <text:s/>He takes that in, then looks up what to do for her online and does that.</text:span></text:p>
        </text:list-item>
        <text:list-item>
          <text:p text:style-name="P28">He and Yunjin have another date later. <text:s/>Probably a month into her sobriety. <text:s/>She doesn’t really think she has a problem, but she does sort of chat with Dom about the red flags. <text:s/>She admits that passing out and going through withdrawal and having a seizure isn’t exactly a great start to a relationship. <text:s/>Dom admits that it’s not really <text:span text:style-name="T41">great</text:span>, but then again <text:span text:style-name="T41">you’re going out with someone who’s </text:span><text:span text:style-name="T48">basically considering taking a vow of poverty</text:span><text:span text:style-name="T41">. <text:s/>(Exorcism is super fucking dangerous and doesn’t make much money at all, there’s probably a stigma around it maybe? <text:s/>Point is, he’s trying to give up his life to live a harder one.) <text:s/>She’s not super convinced that he really gets what’s going on with her, but moves on regardless.</text:span></text:p>
        </text:list-item>
        <text:list-item>
          <text:p text:style-name="P28"><text:span text:style-name="T41">There’s some moment here where Dom finds some unopened alcohol bottle in Yunjin’s place or something like that and Dom gets rid of it. <text:s/>He believes that he “saved” her from relapsing, although he absolutely doens’t say it like that, and she does seem pretty greatful to him for doing that later.</text:span></text:p>
          <text:p text:style-name="P29"><text:soft-page-break/></text:p>
        </text:list-item>
      </text:list>
      <text:p text:style-name="P30"/>
      <text:list text:continue-numbering="true" text:style-name="L3">
        <text:list-item>
          <text:p text:style-name="P29">Yunjin and Dom form a co-dependent relationship, but it needs to look very, very nice from Dom’s end. <text:s/>He’s not going over the goddamn top for her, but it’s just <text:span text:style-name="T1">a little </text:span>too much. Yunjin’s really independent, but she really loves Dom so she’s happy to give up <text:span text:style-name="T1">just a little </text:span>independence from her perspective. <text:s/>Dom is trying to basically love her enough that she doesn’t relapse. <text:s/>This just needs to happen a couple times in their relationship through out the ensuing chapters.</text:p>
        </text:list-item>
        <text:list-item>
          <text:p text:style-name="P29">Yunjin relapses. <text:s/>She finally got a contract for her <text:span text:style-name="T42">ritualism work for a good amount of money, when the people who sign her ask her if she wants a drink, she doesn’t really have the presence of mind to turn them down. <text:s/>She has one drink with them, then goes out and drinks some more. She ends up back at Dom’s place on his couch. <text:s/>No alcohol on her, but she’s clearly drunk. When Dom finds her, she’s pretty good about saying she fucked up but, eventually, she absolutely snaps in half and sobs and cries and says how much of a fucking idiot she is and how she can’t believe she did this, ect. Ect. <text:s/>It’s a dramatic moment, and I think it’s mostly from her perspective. <text:s/>Maybe just some of the chapter is actually told from inside her mind. <text:s/>Dom takes care of her of course. <text:s/>She’s just devestated, but that’s about it.</text:span></text:p>
        </text:list-item>
        <text:list-item>
          <text:p text:style-name="P31">Yunjin asks Dom to go with her to her first AA meeting. <text:s/>In this meeting, Yunjin actually shares. The chapter is completely in her mind until she’s done sharing – during this share, she comes to the realization that she needs to get sober for herself. <text:s/>Not for Dom or because it’s affecting her work or her health and so on. <text:s/>Yunjin goes off to talk to a lady for some reason and we go back to Dom, <text:span text:style-name="T43">who is approached by one of the guys who can just tell that he’s a guest. <text:s/>Dom finds out that he’s a Magician and he tells him that he’s been learning about all the Exorcisms that can help addicts. <text:s/>The guys tells him that that’s nice and all to learn, but then hits him with the big truth that Dom really can’t do anything to save her. <text:s/>The only think you need to decide is, are you willing to watch her die. <text:s/>You’re going into this with a woman who has a disease. <text:s/>And if it conquers her, or if you live happily together to 100, it’s got nothing to do with you. <text:s/>Or, almost nothing, don’t drink in front of her lol. <text:s/>You can’t </text:span><text:span text:style-name="T5">make</text:span><text:span text:style-name="T43"> her stay sober.</text:span> <text:span text:style-name="T43">You’ll be just as powerless tomorrow to stop her from drinking as you were, what, 4 - 5 days ago it looks like. But… I can. <text:s/>You can’t. You can’t <text:s/>You can only be good to her, and </text:span><text:span text:style-name="T44">let her do it on her own?</text:span></text:p>
        </text:list-item>
        <text:list-item>
          <text:p text:style-name="P32">They have a final scene where they apply the lesson, now that they’ve learned it. <text:s/>Yunjin tells Dom that she’s going to a meeeting and that she’s been going every day for the past couple days. <text:s/>90 meeting in 90 days. <text:s/>Dom is all sorry that she’s been going alone and offers to go with her (not really intensely, but honestly) and she turns him down a little harshly. <text:s/><text:span text:style-name="T45">They both apply that she’s gonna do this on her own and Dom gets it. <text:s/>She’s pretty surprised that he does, but happy and then she asks him to not do her dishes when he gets to her place. <text:s/>Maybe this is further down the road? Like 2 months? One more day than she was sober last time? <text:s/>Then this is more like a “Why don’t you want me to come to your meeting?” kinda thing. <text:s/>Save vibes as before though. <text:s/>They’re talking about how Dom finally decided to quit and go full-time into Exorcism. <text:s/>She insinuates that he should move in with her. <text:s/>They could pretty easily split the rent for a small place. <text:s/>Probably not downtown, but if that’s what we gotta do, that’s what we gotta do. <text:s/>He’s probably looking for another place, and she says the rent-splitting thing. <text:s/></text:span></text:p>
          <text:p text:style-name="P32"/>
          <text:p text:style-name="P32"><text:span text:style-name="T45">End cute romance stor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ans CN"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2pt" style:font-size-asian="10.5pt"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9:10:39.089354994</meta:creation-date>
    <dc:date>2024-02-09T22:17:15.854430766</dc:date>
    <meta:editing-duration>P2DT5H46M16S</meta:editing-duration>
    <meta:editing-cycles>17</meta:editing-cycles>
    <meta:generator>LibreOffice/24.2.0.3$Linux_X86_64 LibreOffice_project/420$Build-3</meta:generator>
    <meta:document-statistic meta:table-count="0" meta:image-count="0" meta:object-count="0" meta:page-count="8" meta:paragraph-count="66" meta:word-count="4441" meta:character-count="23437" meta:non-whitespace-character-count="18894"/>
  </office:meta>
</office:document-meta>
</file>